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2400" svg:font-family="U2400"/>
    <style:font-face style:name="U0400" svg:font-family="U0400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"/>
    <style:style style:name="ce4" style:family="table-cell" style:parent-style-name="Default" style:data-style-name="N0">
      <style:text-properties fo:color="#FFFFFF" style:font-name="U2400" style:font-name-asian="U2400" style:font-name-complex="U2400" fo:font-size="14pt" style:font-size-asian="14pt" style:font-size-complex="14pt"/>
    </style:style>
    <style:style style:name="ce5" style:family="table-cell" style:parent-style-name="Default" style:data-style-name="N0">
      <style:text-properties fo:color="#FFFFFF" style:font-name="U0400" style:font-name-asian="U0400" style:font-name-complex="U0400" fo:font-size="14pt" style:font-size-asian="14pt" style:font-size-complex="14pt"/>
    </style:style>
    <style:style style:name="co1" style:family="table-column">
      <style:table-column-properties fo:break-before="auto" style:column-width="1.9843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typ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1.5" table:style-name="ce1">
            <text:p>1.5</text:p>
          </table:table-cell>
          <table:table-cell table:number-columns-repeated="16383"/>
        </table:table-row>
        <table:table-row table:style-name="ro1">
          <table:table-cell office:value-type="string" office:string-value="ab" table:formula="of:=CONCATENATE(&quot;a&quot;;&quot;b&quot;)" table:style-name="ce1">
            <text:p>ab</text:p>
          </table:table-cell>
          <table:table-cell table:number-columns-repeated="16383"/>
        </table:table-row>
        <table:table-row table:style-name="ro1">
          <table:table-cell office:value-type="boolean" office:boolean-value="false" table:formula="of:=[.A1]&gt;[.A2]" table:style-name="ce1">
            <text:p>FAL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16383"/>
        </table:table-row>
        <table:table-row table:style-name="ro1">
          <table:table-cell office:value-type="date" office:date-value="2016-10-20T00:00:00" table:style-name="ce2">
            <text:p>10/20/2016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Sheet1" table:style-name="ta1">
        <table:table-column table:style-name="co2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float" office:value="0" table:formula="of:=[.B1]+$$OneRange" table:style-name="ce1">
            <text:p>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issue2" table:style-name="ta1">
        <table:table-column table:style-name="co2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issue5" table:style-name="ta2">
        <table:table-column table:style-name="co2" table:number-columns-repeated="16384" table:default-cell-style-name="ce1"/>
        <table:table-row table:style-name="ro1">
          <table:table-cell office:value-type="float" office:value="0.5" table:style-name="ce3">
            <text:p>1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issue6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string" office:string-value="ab" table:formula="of:=CONCATENATE(&quot;a&quot;;&quot;b&quot;)" table:style-name="ce1">
            <text:p>ab</text:p>
          </table:table-cell>
          <table:table-cell table:number-columns-repeated="16383"/>
        </table:table-row>
        <table:table-row table:style-name="ro1">
          <table:table-cell office:value-type="boolean" office:boolean-value="false" table:formula="of:=[.A1]&gt;[.A2]" table:style-name="ce1">
            <text:p>FAL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spc_chr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&amp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lt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gt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aa ' aa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"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☺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֍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àâéêèçöïî«»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expression table:name="MyBrokenRange" table:expression="of:=[Sheet1.#REF!]" table:base-cell-address="datatypes.$A$1"/>
        <table:named-range table:name="MyDataTypes" table:cell-range-address="datatypes.$A$1:datatypes.$A$6" table:base-cell-address="datatypes.$A$1"/>
        <table:named-range table:name="OneRange" table:cell-range-address="Sheet1.$A$1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2400" svg:font-family="U2400"/>
    <style:font-face style:name="U0400" svg:font-family="U0400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Johann Tuffe (jtuffe010814)</meta:initial-creator>
    <dc:creator>Johann Tuffe (jtuffe010814)</dc:creator>
    <meta:creation-date>2016-10-18T10:19:50Z</meta:creation-date>
    <dc:date>2017-04-19T08:36:37Z</dc:date>
  </office:meta>
</office:document-meta>
</file>